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7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ivi293004" table:style-name="ta1">
        <table:shapes>
          <draw:frame draw:z-index="0" draw:style-name="gr1" draw:text-style-name="P1" svg:width="159.99mm" svg:height="89.99mm" svg:x="221.07mm" svg:y="114.16mm">
            <loext:p draw:notify-on-update-of-ranges="suivi293004.B1:suivi293004.B1 suivi293004.B2:suivi293004.B135 suivi293004.C1:suivi293004.C1 suivi293004.C2:suivi293004.C1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5.02mm" svg:y="13.75mm">
            <loext:p draw:notify-on-update-of-ranges="suivi293004.D1:suivi293004.D1 suivi293004.D2:suivi293004.D1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xploitable</text:p>
          </table:table-cell>
          <table:table-cell office:value-type="string" calcext:value-type="string">
            <text:p>vols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597" calcext:value-type="float">
            <text:p>5597</text:p>
          </table:table-cell>
          <table:table-cell office:value-type="float" office:value="5246" calcext:value-type="float">
            <text:p>5246</text:p>
          </table:table-cell>
          <table:table-cell office:value-type="date" office:date-value="2018-04-29T21:51:46" calcext:value-type="date">
            <text:p>29/04/18 21: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816" calcext:value-type="float">
            <text:p>174816</text:p>
          </table:table-cell>
          <table:table-cell office:value-type="float" office:value="149282" calcext:value-type="float">
            <text:p>149282</text:p>
          </table:table-cell>
          <table:table-cell office:value-type="float" office:value="6068" calcext:value-type="float">
            <text:p>6068</text:p>
          </table:table-cell>
          <table:table-cell office:value-type="date" office:date-value="2018-04-29T21:56:45" calcext:value-type="date">
            <text:p>29/04/18 21: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160" calcext:value-type="float">
            <text:p>343160</text:p>
          </table:table-cell>
          <table:table-cell office:value-type="float" office:value="292346" calcext:value-type="float">
            <text:p>292346</text:p>
          </table:table-cell>
          <table:table-cell office:value-type="float" office:value="6935" calcext:value-type="float">
            <text:p>6935</text:p>
          </table:table-cell>
          <table:table-cell office:value-type="date" office:date-value="2018-04-29T22:01:42" calcext:value-type="date">
            <text:p>29/04/18 22: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9390" calcext:value-type="float">
            <text:p>509390</text:p>
          </table:table-cell>
          <table:table-cell office:value-type="float" office:value="430500" calcext:value-type="float">
            <text:p>430500</text:p>
          </table:table-cell>
          <table:table-cell office:value-type="float" office:value="7677" calcext:value-type="float">
            <text:p>7677</text:p>
          </table:table-cell>
          <table:table-cell office:value-type="date" office:date-value="2018-04-29T22:07:05" calcext:value-type="date">
            <text:p>29/04/18 22: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6146" calcext:value-type="float">
            <text:p>676146</text:p>
          </table:table-cell>
          <table:table-cell office:value-type="float" office:value="558674" calcext:value-type="float">
            <text:p>558674</text:p>
          </table:table-cell>
          <table:table-cell office:value-type="float" office:value="8427" calcext:value-type="float">
            <text:p>8427</text:p>
          </table:table-cell>
          <table:table-cell office:value-type="date" office:date-value="2018-04-29T22:11:44" calcext:value-type="date">
            <text:p>29/04/18 22: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4309" calcext:value-type="float">
            <text:p>844309</text:p>
          </table:table-cell>
          <table:table-cell office:value-type="float" office:value="697571" calcext:value-type="float">
            <text:p>697571</text:p>
          </table:table-cell>
          <table:table-cell office:value-type="float" office:value="9394" calcext:value-type="float">
            <text:p>9394</text:p>
          </table:table-cell>
          <table:table-cell office:value-type="date" office:date-value="2018-04-29T22:17:13" calcext:value-type="date">
            <text:p>29/04/18 22: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3743" calcext:value-type="float">
            <text:p>1013743</text:p>
          </table:table-cell>
          <table:table-cell office:value-type="float" office:value="825913" calcext:value-type="float">
            <text:p>825913</text:p>
          </table:table-cell>
          <table:table-cell office:value-type="float" office:value="10239" calcext:value-type="float">
            <text:p>10239</text:p>
          </table:table-cell>
          <table:table-cell office:value-type="date" office:date-value="2018-04-29T22:21:41" calcext:value-type="date">
            <text:p>29/04/18 22: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9360" calcext:value-type="float">
            <text:p>1179360</text:p>
          </table:table-cell>
          <table:table-cell office:value-type="float" office:value="961269" calcext:value-type="float">
            <text:p>961269</text:p>
          </table:table-cell>
          <table:table-cell office:value-type="float" office:value="11225" calcext:value-type="float">
            <text:p>11225</text:p>
          </table:table-cell>
          <table:table-cell office:value-type="date" office:date-value="2018-04-29T22:26:50" calcext:value-type="date">
            <text:p>29/04/18 22: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2806" calcext:value-type="float">
            <text:p>1342806</text:p>
          </table:table-cell>
          <table:table-cell office:value-type="float" office:value="1096032" calcext:value-type="float">
            <text:p>1096032</text:p>
          </table:table-cell>
          <table:table-cell office:value-type="float" office:value="12016" calcext:value-type="float">
            <text:p>12016</text:p>
          </table:table-cell>
          <table:table-cell office:value-type="date" office:date-value="2018-04-29T22:31:42" calcext:value-type="date">
            <text:p>29/04/18 22: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7569" calcext:value-type="float">
            <text:p>1507569</text:p>
          </table:table-cell>
          <table:table-cell office:value-type="float" office:value="1235782" calcext:value-type="float">
            <text:p>1235782</text:p>
          </table:table-cell>
          <table:table-cell office:value-type="float" office:value="12953" calcext:value-type="float">
            <text:p>12953</text:p>
          </table:table-cell>
          <table:table-cell office:value-type="date" office:date-value="2018-04-29T22:36:42" calcext:value-type="date">
            <text:p>29/04/18 22: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1714" calcext:value-type="float">
            <text:p>1671714</text:p>
          </table:table-cell>
          <table:table-cell office:value-type="float" office:value="1364580" calcext:value-type="float">
            <text:p>1364580</text:p>
          </table:table-cell>
          <table:table-cell office:value-type="float" office:value="13691" calcext:value-type="float">
            <text:p>13691</text:p>
          </table:table-cell>
          <table:table-cell office:value-type="date" office:date-value="2018-04-29T22:41:51" calcext:value-type="date">
            <text:p>29/04/18 22: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3870" calcext:value-type="float">
            <text:p>1833870</text:p>
          </table:table-cell>
          <table:table-cell office:value-type="float" office:value="1496753" calcext:value-type="float">
            <text:p>1496753</text:p>
          </table:table-cell>
          <table:table-cell office:value-type="float" office:value="14574" calcext:value-type="float">
            <text:p>14574</text:p>
          </table:table-cell>
          <table:table-cell office:value-type="date" office:date-value="2018-04-29T22:46:42" calcext:value-type="date">
            <text:p>29/04/18 22: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96494" calcext:value-type="float">
            <text:p>1996494</text:p>
          </table:table-cell>
          <table:table-cell office:value-type="float" office:value="1633134" calcext:value-type="float">
            <text:p>1633134</text:p>
          </table:table-cell>
          <table:table-cell office:value-type="float" office:value="15536" calcext:value-type="float">
            <text:p>15536</text:p>
          </table:table-cell>
          <table:table-cell office:value-type="date" office:date-value="2018-04-29T22:51:43" calcext:value-type="date">
            <text:p>29/04/18 22: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55464" calcext:value-type="float">
            <text:p>2155464</text:p>
          </table:table-cell>
          <table:table-cell office:value-type="float" office:value="1758479" calcext:value-type="float">
            <text:p>1758479</text:p>
          </table:table-cell>
          <table:table-cell office:value-type="float" office:value="16272" calcext:value-type="float">
            <text:p>16272</text:p>
          </table:table-cell>
          <table:table-cell office:value-type="date" office:date-value="2018-04-29T22:56:48" calcext:value-type="date">
            <text:p>29/04/18 22: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10151" calcext:value-type="float">
            <text:p>2310151</text:p>
          </table:table-cell>
          <table:table-cell office:value-type="float" office:value="1884179" calcext:value-type="float">
            <text:p>1884179</text:p>
          </table:table-cell>
          <table:table-cell office:value-type="float" office:value="17097" calcext:value-type="float">
            <text:p>17097</text:p>
          </table:table-cell>
          <table:table-cell office:value-type="date" office:date-value="2018-04-29T23:01:40" calcext:value-type="date">
            <text:p>29/04/18 23: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66321" calcext:value-type="float">
            <text:p>2466321</text:p>
          </table:table-cell>
          <table:table-cell office:value-type="float" office:value="2016687" calcext:value-type="float">
            <text:p>2016687</text:p>
          </table:table-cell>
          <table:table-cell office:value-type="float" office:value="17964" calcext:value-type="float">
            <text:p>17964</text:p>
          </table:table-cell>
          <table:table-cell office:value-type="date" office:date-value="2018-04-29T23:06:41" calcext:value-type="date">
            <text:p>29/04/18 23: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21992" calcext:value-type="float">
            <text:p>2621992</text:p>
          </table:table-cell>
          <table:table-cell office:value-type="float" office:value="2146652" calcext:value-type="float">
            <text:p>2146652</text:p>
          </table:table-cell>
          <table:table-cell office:value-type="float" office:value="18877" calcext:value-type="float">
            <text:p>18877</text:p>
          </table:table-cell>
          <table:table-cell office:value-type="date" office:date-value="2018-04-29T23:11:41" calcext:value-type="date">
            <text:p>29/04/18 23: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75201" calcext:value-type="float">
            <text:p>2775201</text:p>
          </table:table-cell>
          <table:table-cell office:value-type="float" office:value="2275969" calcext:value-type="float">
            <text:p>2275969</text:p>
          </table:table-cell>
          <table:table-cell office:value-type="float" office:value="19695" calcext:value-type="float">
            <text:p>19695</text:p>
          </table:table-cell>
          <table:table-cell office:value-type="date" office:date-value="2018-04-29T23:16:41" calcext:value-type="date">
            <text:p>29/04/18 23: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27312" calcext:value-type="float">
            <text:p>2927312</text:p>
          </table:table-cell>
          <table:table-cell office:value-type="float" office:value="2404909" calcext:value-type="float">
            <text:p>2404909</text:p>
          </table:table-cell>
          <table:table-cell office:value-type="float" office:value="20544" calcext:value-type="float">
            <text:p>20544</text:p>
          </table:table-cell>
          <table:table-cell office:value-type="date" office:date-value="2018-04-29T23:21:42" calcext:value-type="date">
            <text:p>29/04/18 23: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78730" calcext:value-type="float">
            <text:p>3078730</text:p>
          </table:table-cell>
          <table:table-cell office:value-type="float" office:value="2532714" calcext:value-type="float">
            <text:p>2532714</text:p>
          </table:table-cell>
          <table:table-cell office:value-type="float" office:value="21389" calcext:value-type="float">
            <text:p>21389</text:p>
          </table:table-cell>
          <table:table-cell office:value-type="date" office:date-value="2018-04-29T23:26:44" calcext:value-type="date">
            <text:p>29/04/18 23: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31569" calcext:value-type="float">
            <text:p>3231569</text:p>
          </table:table-cell>
          <table:table-cell office:value-type="float" office:value="2660632" calcext:value-type="float">
            <text:p>2660632</text:p>
          </table:table-cell>
          <table:table-cell office:value-type="float" office:value="22301" calcext:value-type="float">
            <text:p>22301</text:p>
          </table:table-cell>
          <table:table-cell office:value-type="date" office:date-value="2018-04-29T23:31:45" calcext:value-type="date">
            <text:p>29/04/18 23: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82864" calcext:value-type="float">
            <text:p>3382864</text:p>
          </table:table-cell>
          <table:table-cell office:value-type="float" office:value="2769268" calcext:value-type="float">
            <text:p>2769268</text:p>
          </table:table-cell>
          <table:table-cell office:value-type="float" office:value="22942" calcext:value-type="float">
            <text:p>22942</text:p>
          </table:table-cell>
          <table:table-cell office:value-type="date" office:date-value="2018-04-29T23:36:51" calcext:value-type="date">
            <text:p>29/04/18 23: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30025" calcext:value-type="float">
            <text:p>3530025</text:p>
          </table:table-cell>
          <table:table-cell office:value-type="float" office:value="2880196" calcext:value-type="float">
            <text:p>2880196</text:p>
          </table:table-cell>
          <table:table-cell office:value-type="float" office:value="23812" calcext:value-type="float">
            <text:p>23812</text:p>
          </table:table-cell>
          <table:table-cell office:value-type="date" office:date-value="2018-04-29T23:41:41" calcext:value-type="date">
            <text:p>29/04/18 23: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75428" calcext:value-type="float">
            <text:p>3675428</text:p>
          </table:table-cell>
          <table:table-cell office:value-type="float" office:value="3003512" calcext:value-type="float">
            <text:p>3003512</text:p>
          </table:table-cell>
          <table:table-cell office:value-type="float" office:value="24632" calcext:value-type="float">
            <text:p>24632</text:p>
          </table:table-cell>
          <table:table-cell office:value-type="date" office:date-value="2018-04-29T23:46:43" calcext:value-type="date">
            <text:p>29/04/18 23: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21345" calcext:value-type="float">
            <text:p>3821345</text:p>
          </table:table-cell>
          <table:table-cell office:value-type="float" office:value="3126888" calcext:value-type="float">
            <text:p>3126888</text:p>
          </table:table-cell>
          <table:table-cell office:value-type="float" office:value="25440" calcext:value-type="float">
            <text:p>25440</text:p>
          </table:table-cell>
          <table:table-cell office:value-type="date" office:date-value="2018-04-29T23:51:44" calcext:value-type="date">
            <text:p>29/04/18 23: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70388" calcext:value-type="float">
            <text:p>3970388</text:p>
          </table:table-cell>
          <table:table-cell office:value-type="float" office:value="3250521" calcext:value-type="float">
            <text:p>3250521</text:p>
          </table:table-cell>
          <table:table-cell office:value-type="float" office:value="26354" calcext:value-type="float">
            <text:p>26354</text:p>
          </table:table-cell>
          <table:table-cell office:value-type="date" office:date-value="2018-04-29T23:57:00" calcext:value-type="date">
            <text:p>29/04/18 23: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15383" calcext:value-type="float">
            <text:p>4115383</text:p>
          </table:table-cell>
          <table:table-cell office:value-type="float" office:value="3355296" calcext:value-type="float">
            <text:p>3355296</text:p>
          </table:table-cell>
          <table:table-cell office:value-type="float" office:value="27030" calcext:value-type="float">
            <text:p>27030</text:p>
          </table:table-cell>
          <table:table-cell office:value-type="date" office:date-value="2018-04-30T00:01:41" calcext:value-type="date">
            <text:p>30/04/18 00: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57652" calcext:value-type="float">
            <text:p>4257652</text:p>
          </table:table-cell>
          <table:table-cell office:value-type="float" office:value="3474690" calcext:value-type="float">
            <text:p>3474690</text:p>
          </table:table-cell>
          <table:table-cell office:value-type="float" office:value="27863" calcext:value-type="float">
            <text:p>27863</text:p>
          </table:table-cell>
          <table:table-cell office:value-type="date" office:date-value="2018-04-30T00:06:41" calcext:value-type="date">
            <text:p>30/04/18 00: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02042" calcext:value-type="float">
            <text:p>4402042</text:p>
          </table:table-cell>
          <table:table-cell office:value-type="float" office:value="3594555" calcext:value-type="float">
            <text:p>3594555</text:p>
          </table:table-cell>
          <table:table-cell office:value-type="float" office:value="28749" calcext:value-type="float">
            <text:p>28749</text:p>
          </table:table-cell>
          <table:table-cell office:value-type="date" office:date-value="2018-04-30T00:11:42" calcext:value-type="date">
            <text:p>30/04/18 00: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45665" calcext:value-type="float">
            <text:p>4545665</text:p>
          </table:table-cell>
          <table:table-cell office:value-type="float" office:value="3710595" calcext:value-type="float">
            <text:p>3710595</text:p>
          </table:table-cell>
          <table:table-cell office:value-type="float" office:value="29625" calcext:value-type="float">
            <text:p>29625</text:p>
          </table:table-cell>
          <table:table-cell office:value-type="date" office:date-value="2018-04-30T00:16:43" calcext:value-type="date">
            <text:p>30/04/18 00: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87435" calcext:value-type="float">
            <text:p>4687435</text:p>
          </table:table-cell>
          <table:table-cell office:value-type="float" office:value="3827708" calcext:value-type="float">
            <text:p>3827708</text:p>
          </table:table-cell>
          <table:table-cell office:value-type="float" office:value="30398" calcext:value-type="float">
            <text:p>30398</text:p>
          </table:table-cell>
          <table:table-cell office:value-type="date" office:date-value="2018-04-30T00:21:43" calcext:value-type="date">
            <text:p>30/04/18 00: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25173" calcext:value-type="float">
            <text:p>4825173</text:p>
          </table:table-cell>
          <table:table-cell office:value-type="float" office:value="3943914" calcext:value-type="float">
            <text:p>3943914</text:p>
          </table:table-cell>
          <table:table-cell office:value-type="float" office:value="31160" calcext:value-type="float">
            <text:p>31160</text:p>
          </table:table-cell>
          <table:table-cell office:value-type="date" office:date-value="2018-04-30T00:26:43" calcext:value-type="date">
            <text:p>30/04/18 00: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62051" calcext:value-type="float">
            <text:p>4962051</text:p>
          </table:table-cell>
          <table:table-cell office:value-type="float" office:value="4051298" calcext:value-type="float">
            <text:p>4051298</text:p>
          </table:table-cell>
          <table:table-cell office:value-type="float" office:value="31872" calcext:value-type="float">
            <text:p>31872</text:p>
          </table:table-cell>
          <table:table-cell office:value-type="date" office:date-value="2018-04-30T00:31:39" calcext:value-type="date">
            <text:p>30/04/18 00: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99353" calcext:value-type="float">
            <text:p>5099353</text:p>
          </table:table-cell>
          <table:table-cell office:value-type="float" office:value="4165431" calcext:value-type="float">
            <text:p>4165431</text:p>
          </table:table-cell>
          <table:table-cell office:value-type="float" office:value="32711" calcext:value-type="float">
            <text:p>32711</text:p>
          </table:table-cell>
          <table:table-cell office:value-type="date" office:date-value="2018-04-30T00:36:39" calcext:value-type="date">
            <text:p>30/04/18 00: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35407" calcext:value-type="float">
            <text:p>5235407</text:p>
          </table:table-cell>
          <table:table-cell office:value-type="float" office:value="4277775" calcext:value-type="float">
            <text:p>4277775</text:p>
          </table:table-cell>
          <table:table-cell office:value-type="float" office:value="33465" calcext:value-type="float">
            <text:p>33465</text:p>
          </table:table-cell>
          <table:table-cell office:value-type="date" office:date-value="2018-04-30T00:41:39" calcext:value-type="date">
            <text:p>30/04/18 00: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69470" calcext:value-type="float">
            <text:p>5369470</text:p>
          </table:table-cell>
          <table:table-cell office:value-type="float" office:value="4389441" calcext:value-type="float">
            <text:p>4389441</text:p>
          </table:table-cell>
          <table:table-cell office:value-type="float" office:value="34255" calcext:value-type="float">
            <text:p>34255</text:p>
          </table:table-cell>
          <table:table-cell office:value-type="date" office:date-value="2018-04-30T00:46:39" calcext:value-type="date">
            <text:p>30/04/18 00: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04016" calcext:value-type="float">
            <text:p>5504016</text:p>
          </table:table-cell>
          <table:table-cell office:value-type="float" office:value="4500583" calcext:value-type="float">
            <text:p>4500583</text:p>
          </table:table-cell>
          <table:table-cell office:value-type="float" office:value="35097" calcext:value-type="float">
            <text:p>35097</text:p>
          </table:table-cell>
          <table:table-cell office:value-type="date" office:date-value="2018-04-30T00:51:39" calcext:value-type="date">
            <text:p>30/04/18 00: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36474" calcext:value-type="float">
            <text:p>5636474</text:p>
          </table:table-cell>
          <table:table-cell office:value-type="float" office:value="4609345" calcext:value-type="float">
            <text:p>4609345</text:p>
          </table:table-cell>
          <table:table-cell office:value-type="float" office:value="35882" calcext:value-type="float">
            <text:p>35882</text:p>
          </table:table-cell>
          <table:table-cell office:value-type="date" office:date-value="2018-04-30T00:56:39" calcext:value-type="date">
            <text:p>30/04/18 00: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67485" calcext:value-type="float">
            <text:p>5767485</text:p>
          </table:table-cell>
          <table:table-cell office:value-type="float" office:value="4717388" calcext:value-type="float">
            <text:p>4717388</text:p>
          </table:table-cell>
          <table:table-cell office:value-type="float" office:value="36702" calcext:value-type="float">
            <text:p>36702</text:p>
          </table:table-cell>
          <table:table-cell office:value-type="date" office:date-value="2018-04-30T01:01:39" calcext:value-type="date">
            <text:p>30/04/18 01: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97063" calcext:value-type="float">
            <text:p>5897063</text:p>
          </table:table-cell>
          <table:table-cell office:value-type="float" office:value="4823973" calcext:value-type="float">
            <text:p>4823973</text:p>
          </table:table-cell>
          <table:table-cell office:value-type="float" office:value="37475" calcext:value-type="float">
            <text:p>37475</text:p>
          </table:table-cell>
          <table:table-cell office:value-type="date" office:date-value="2018-04-30T01:06:39" calcext:value-type="date">
            <text:p>30/04/18 01: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23804" calcext:value-type="float">
            <text:p>6023804</text:p>
          </table:table-cell>
          <table:table-cell office:value-type="float" office:value="4929155" calcext:value-type="float">
            <text:p>4929155</text:p>
          </table:table-cell>
          <table:table-cell office:value-type="float" office:value="38231" calcext:value-type="float">
            <text:p>38231</text:p>
          </table:table-cell>
          <table:table-cell office:value-type="date" office:date-value="2018-04-30T01:11:39" calcext:value-type="date">
            <text:p>30/04/18 01: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150795" calcext:value-type="float">
            <text:p>6150795</text:p>
          </table:table-cell>
          <table:table-cell office:value-type="float" office:value="5034503" calcext:value-type="float">
            <text:p>5034503</text:p>
          </table:table-cell>
          <table:table-cell office:value-type="float" office:value="38974" calcext:value-type="float">
            <text:p>38974</text:p>
          </table:table-cell>
          <table:table-cell office:value-type="date" office:date-value="2018-04-30T01:16:39" calcext:value-type="date">
            <text:p>30/04/18 01: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275315" calcext:value-type="float">
            <text:p>6275315</text:p>
          </table:table-cell>
          <table:table-cell office:value-type="float" office:value="5139365" calcext:value-type="float">
            <text:p>5139365</text:p>
          </table:table-cell>
          <table:table-cell office:value-type="float" office:value="39673" calcext:value-type="float">
            <text:p>39673</text:p>
          </table:table-cell>
          <table:table-cell office:value-type="date" office:date-value="2018-04-30T01:21:39" calcext:value-type="date">
            <text:p>30/04/18 01: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99459" calcext:value-type="float">
            <text:p>6399459</text:p>
          </table:table-cell>
          <table:table-cell office:value-type="float" office:value="5244058" calcext:value-type="float">
            <text:p>5244058</text:p>
          </table:table-cell>
          <table:table-cell office:value-type="float" office:value="40422" calcext:value-type="float">
            <text:p>40422</text:p>
          </table:table-cell>
          <table:table-cell office:value-type="date" office:date-value="2018-04-30T01:26:39" calcext:value-type="date">
            <text:p>30/04/18 01: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24627" calcext:value-type="float">
            <text:p>6524627</text:p>
          </table:table-cell>
          <table:table-cell office:value-type="float" office:value="5348105" calcext:value-type="float">
            <text:p>5348105</text:p>
          </table:table-cell>
          <table:table-cell office:value-type="float" office:value="41175" calcext:value-type="float">
            <text:p>41175</text:p>
          </table:table-cell>
          <table:table-cell office:value-type="date" office:date-value="2018-04-30T01:31:39" calcext:value-type="date">
            <text:p>30/04/18 01: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648063" calcext:value-type="float">
            <text:p>6648063</text:p>
          </table:table-cell>
          <table:table-cell office:value-type="float" office:value="5449651" calcext:value-type="float">
            <text:p>5449651</text:p>
          </table:table-cell>
          <table:table-cell office:value-type="float" office:value="41883" calcext:value-type="float">
            <text:p>41883</text:p>
          </table:table-cell>
          <table:table-cell office:value-type="date" office:date-value="2018-04-30T01:36:39" calcext:value-type="date">
            <text:p>30/04/18 01: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70671" calcext:value-type="float">
            <text:p>6770671</text:p>
          </table:table-cell>
          <table:table-cell office:value-type="float" office:value="5550661" calcext:value-type="float">
            <text:p>5550661</text:p>
          </table:table-cell>
          <table:table-cell office:value-type="float" office:value="42680" calcext:value-type="float">
            <text:p>42680</text:p>
          </table:table-cell>
          <table:table-cell office:value-type="date" office:date-value="2018-04-30T01:41:39" calcext:value-type="date">
            <text:p>30/04/18 01: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93169" calcext:value-type="float">
            <text:p>6893169</text:p>
          </table:table-cell>
          <table:table-cell office:value-type="float" office:value="5650094" calcext:value-type="float">
            <text:p>5650094</text:p>
          </table:table-cell>
          <table:table-cell office:value-type="float" office:value="43489" calcext:value-type="float">
            <text:p>43489</text:p>
          </table:table-cell>
          <table:table-cell office:value-type="date" office:date-value="2018-04-30T01:46:39" calcext:value-type="date">
            <text:p>30/04/18 01: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15237" calcext:value-type="float">
            <text:p>7015237</text:p>
          </table:table-cell>
          <table:table-cell office:value-type="float" office:value="5748542" calcext:value-type="float">
            <text:p>5748542</text:p>
          </table:table-cell>
          <table:table-cell office:value-type="float" office:value="44371" calcext:value-type="float">
            <text:p>44371</text:p>
          </table:table-cell>
          <table:table-cell office:value-type="date" office:date-value="2018-04-30T01:51:38" calcext:value-type="date">
            <text:p>30/04/18 01: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35063" calcext:value-type="float">
            <text:p>7135063</text:p>
          </table:table-cell>
          <table:table-cell office:value-type="float" office:value="5845814" calcext:value-type="float">
            <text:p>5845814</text:p>
          </table:table-cell>
          <table:table-cell office:value-type="float" office:value="45144" calcext:value-type="float">
            <text:p>45144</text:p>
          </table:table-cell>
          <table:table-cell office:value-type="date" office:date-value="2018-04-30T01:56:38" calcext:value-type="date">
            <text:p>30/04/18 01: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254273" calcext:value-type="float">
            <text:p>7254273</text:p>
          </table:table-cell>
          <table:table-cell office:value-type="float" office:value="5942729" calcext:value-type="float">
            <text:p>5942729</text:p>
          </table:table-cell>
          <table:table-cell office:value-type="float" office:value="45921" calcext:value-type="float">
            <text:p>45921</text:p>
          </table:table-cell>
          <table:table-cell office:value-type="date" office:date-value="2018-04-30T02:01:38" calcext:value-type="date">
            <text:p>30/04/18 02: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73116" calcext:value-type="float">
            <text:p>7373116</text:p>
          </table:table-cell>
          <table:table-cell office:value-type="float" office:value="6039872" calcext:value-type="float">
            <text:p>6039872</text:p>
          </table:table-cell>
          <table:table-cell office:value-type="float" office:value="46767" calcext:value-type="float">
            <text:p>46767</text:p>
          </table:table-cell>
          <table:table-cell office:value-type="date" office:date-value="2018-04-30T02:06:38" calcext:value-type="date">
            <text:p>30/04/18 02: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89709" calcext:value-type="float">
            <text:p>7489709</text:p>
          </table:table-cell>
          <table:table-cell office:value-type="float" office:value="6134638" calcext:value-type="float">
            <text:p>6134638</text:p>
          </table:table-cell>
          <table:table-cell office:value-type="float" office:value="47411" calcext:value-type="float">
            <text:p>47411</text:p>
          </table:table-cell>
          <table:table-cell office:value-type="date" office:date-value="2018-04-30T02:11:38" calcext:value-type="date">
            <text:p>30/04/18 02: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603582" calcext:value-type="float">
            <text:p>7603582</text:p>
          </table:table-cell>
          <table:table-cell office:value-type="float" office:value="6228713" calcext:value-type="float">
            <text:p>6228713</text:p>
          </table:table-cell>
          <table:table-cell office:value-type="float" office:value="48147" calcext:value-type="float">
            <text:p>48147</text:p>
          </table:table-cell>
          <table:table-cell office:value-type="date" office:date-value="2018-04-30T02:16:38" calcext:value-type="date">
            <text:p>30/04/18 02: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19633" calcext:value-type="float">
            <text:p>7719633</text:p>
          </table:table-cell>
          <table:table-cell office:value-type="float" office:value="6324245" calcext:value-type="float">
            <text:p>6324245</text:p>
          </table:table-cell>
          <table:table-cell office:value-type="float" office:value="48961" calcext:value-type="float">
            <text:p>48961</text:p>
          </table:table-cell>
          <table:table-cell office:value-type="date" office:date-value="2018-04-30T02:21:38" calcext:value-type="date">
            <text:p>30/04/18 02: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837337" calcext:value-type="float">
            <text:p>7837337</text:p>
          </table:table-cell>
          <table:table-cell office:value-type="float" office:value="6419696" calcext:value-type="float">
            <text:p>6419696</text:p>
          </table:table-cell>
          <table:table-cell office:value-type="float" office:value="49760" calcext:value-type="float">
            <text:p>49760</text:p>
          </table:table-cell>
          <table:table-cell office:value-type="date" office:date-value="2018-04-30T02:26:38" calcext:value-type="date">
            <text:p>30/04/18 02: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52854" calcext:value-type="float">
            <text:p>7952854</text:p>
          </table:table-cell>
          <table:table-cell office:value-type="float" office:value="6513417" calcext:value-type="float">
            <text:p>6513417</text:p>
          </table:table-cell>
          <table:table-cell office:value-type="float" office:value="50487" calcext:value-type="float">
            <text:p>50487</text:p>
          </table:table-cell>
          <table:table-cell office:value-type="date" office:date-value="2018-04-30T02:31:38" calcext:value-type="date">
            <text:p>30/04/18 02: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64985" calcext:value-type="float">
            <text:p>8064985</text:p>
          </table:table-cell>
          <table:table-cell office:value-type="float" office:value="6605187" calcext:value-type="float">
            <text:p>6605187</text:p>
          </table:table-cell>
          <table:table-cell office:value-type="float" office:value="51153" calcext:value-type="float">
            <text:p>51153</text:p>
          </table:table-cell>
          <table:table-cell office:value-type="date" office:date-value="2018-04-30T02:36:38" calcext:value-type="date">
            <text:p>30/04/18 02: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75026" calcext:value-type="float">
            <text:p>8175026</text:p>
          </table:table-cell>
          <table:table-cell office:value-type="float" office:value="6695926" calcext:value-type="float">
            <text:p>6695926</text:p>
          </table:table-cell>
          <table:table-cell office:value-type="float" office:value="51848" calcext:value-type="float">
            <text:p>51848</text:p>
          </table:table-cell>
          <table:table-cell office:value-type="date" office:date-value="2018-04-30T02:41:38" calcext:value-type="date">
            <text:p>30/04/18 02: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85912" calcext:value-type="float">
            <text:p>8285912</text:p>
          </table:table-cell>
          <table:table-cell office:value-type="float" office:value="6787097" calcext:value-type="float">
            <text:p>6787097</text:p>
          </table:table-cell>
          <table:table-cell office:value-type="float" office:value="52578" calcext:value-type="float">
            <text:p>52578</text:p>
          </table:table-cell>
          <table:table-cell office:value-type="date" office:date-value="2018-04-30T02:46:38" calcext:value-type="date">
            <text:p>30/04/18 02: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397500" calcext:value-type="float">
            <text:p>8397500</text:p>
          </table:table-cell>
          <table:table-cell office:value-type="float" office:value="6878305" calcext:value-type="float">
            <text:p>6878305</text:p>
          </table:table-cell>
          <table:table-cell office:value-type="float" office:value="53319" calcext:value-type="float">
            <text:p>53319</text:p>
          </table:table-cell>
          <table:table-cell office:value-type="date" office:date-value="2018-04-30T02:51:38" calcext:value-type="date">
            <text:p>30/04/18 02: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507458" calcext:value-type="float">
            <text:p>8507458</text:p>
          </table:table-cell>
          <table:table-cell office:value-type="float" office:value="6968201" calcext:value-type="float">
            <text:p>6968201</text:p>
          </table:table-cell>
          <table:table-cell office:value-type="float" office:value="54029" calcext:value-type="float">
            <text:p>54029</text:p>
          </table:table-cell>
          <table:table-cell office:value-type="date" office:date-value="2018-04-30T02:56:38" calcext:value-type="date">
            <text:p>30/04/18 02: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616619" calcext:value-type="float">
            <text:p>8616619</text:p>
          </table:table-cell>
          <table:table-cell office:value-type="float" office:value="7057659" calcext:value-type="float">
            <text:p>7057659</text:p>
          </table:table-cell>
          <table:table-cell office:value-type="float" office:value="54699" calcext:value-type="float">
            <text:p>54699</text:p>
          </table:table-cell>
          <table:table-cell office:value-type="date" office:date-value="2018-04-30T03:01:38" calcext:value-type="date">
            <text:p>30/04/18 03: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23945" calcext:value-type="float">
            <text:p>8723945</text:p>
          </table:table-cell>
          <table:table-cell office:value-type="float" office:value="7145826" calcext:value-type="float">
            <text:p>7145826</text:p>
          </table:table-cell>
          <table:table-cell office:value-type="float" office:value="55337" calcext:value-type="float">
            <text:p>55337</text:p>
          </table:table-cell>
          <table:table-cell office:value-type="date" office:date-value="2018-04-30T03:06:38" calcext:value-type="date">
            <text:p>30/04/18 03: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829610" calcext:value-type="float">
            <text:p>8829610</text:p>
          </table:table-cell>
          <table:table-cell office:value-type="float" office:value="7232594" calcext:value-type="float">
            <text:p>7232594</text:p>
          </table:table-cell>
          <table:table-cell office:value-type="float" office:value="56022" calcext:value-type="float">
            <text:p>56022</text:p>
          </table:table-cell>
          <table:table-cell office:value-type="date" office:date-value="2018-04-30T03:11:38" calcext:value-type="date">
            <text:p>30/04/18 03: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35527" calcext:value-type="float">
            <text:p>8935527</text:p>
          </table:table-cell>
          <table:table-cell office:value-type="float" office:value="7320586" calcext:value-type="float">
            <text:p>7320586</text:p>
          </table:table-cell>
          <table:table-cell office:value-type="float" office:value="56662" calcext:value-type="float">
            <text:p>56662</text:p>
          </table:table-cell>
          <table:table-cell office:value-type="date" office:date-value="2018-04-30T03:16:38" calcext:value-type="date">
            <text:p>30/04/18 03: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040580" calcext:value-type="float">
            <text:p>9040580</text:p>
          </table:table-cell>
          <table:table-cell office:value-type="float" office:value="7407393" calcext:value-type="float">
            <text:p>7407393</text:p>
          </table:table-cell>
          <table:table-cell office:value-type="float" office:value="57326" calcext:value-type="float">
            <text:p>57326</text:p>
          </table:table-cell>
          <table:table-cell office:value-type="date" office:date-value="2018-04-30T03:21:38" calcext:value-type="date">
            <text:p>30/04/18 03: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144439" calcext:value-type="float">
            <text:p>9144439</text:p>
          </table:table-cell>
          <table:table-cell office:value-type="float" office:value="7492615" calcext:value-type="float">
            <text:p>7492615</text:p>
          </table:table-cell>
          <table:table-cell office:value-type="float" office:value="57907" calcext:value-type="float">
            <text:p>57907</text:p>
          </table:table-cell>
          <table:table-cell office:value-type="date" office:date-value="2018-04-30T03:26:38" calcext:value-type="date">
            <text:p>30/04/18 03: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247877" calcext:value-type="float">
            <text:p>9247877</text:p>
          </table:table-cell>
          <table:table-cell office:value-type="float" office:value="7576794" calcext:value-type="float">
            <text:p>7576794</text:p>
          </table:table-cell>
          <table:table-cell office:value-type="float" office:value="58633" calcext:value-type="float">
            <text:p>58633</text:p>
          </table:table-cell>
          <table:table-cell office:value-type="date" office:date-value="2018-04-30T03:31:38" calcext:value-type="date">
            <text:p>30/04/18 03: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52568" calcext:value-type="float">
            <text:p>9352568</text:p>
          </table:table-cell>
          <table:table-cell office:value-type="float" office:value="7661221" calcext:value-type="float">
            <text:p>7661221</text:p>
          </table:table-cell>
          <table:table-cell office:value-type="float" office:value="59425" calcext:value-type="float">
            <text:p>59425</text:p>
          </table:table-cell>
          <table:table-cell office:value-type="date" office:date-value="2018-04-30T03:36:38" calcext:value-type="date">
            <text:p>30/04/18 03: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458377" calcext:value-type="float">
            <text:p>9458377</text:p>
          </table:table-cell>
          <table:table-cell office:value-type="float" office:value="7745859" calcext:value-type="float">
            <text:p>7745859</text:p>
          </table:table-cell>
          <table:table-cell office:value-type="float" office:value="60215" calcext:value-type="float">
            <text:p>60215</text:p>
          </table:table-cell>
          <table:table-cell office:value-type="date" office:date-value="2018-04-30T03:41:38" calcext:value-type="date">
            <text:p>30/04/18 03: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561499" calcext:value-type="float">
            <text:p>9561499</text:p>
          </table:table-cell>
          <table:table-cell office:value-type="float" office:value="7830289" calcext:value-type="float">
            <text:p>7830289</text:p>
          </table:table-cell>
          <table:table-cell office:value-type="float" office:value="60949" calcext:value-type="float">
            <text:p>60949</text:p>
          </table:table-cell>
          <table:table-cell office:value-type="date" office:date-value="2018-04-30T03:46:38" calcext:value-type="date">
            <text:p>30/04/18 03: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663645" calcext:value-type="float">
            <text:p>9663645</text:p>
          </table:table-cell>
          <table:table-cell office:value-type="float" office:value="7913050" calcext:value-type="float">
            <text:p>7913050</text:p>
          </table:table-cell>
          <table:table-cell office:value-type="float" office:value="61649" calcext:value-type="float">
            <text:p>61649</text:p>
          </table:table-cell>
          <table:table-cell office:value-type="date" office:date-value="2018-04-30T03:51:37" calcext:value-type="date">
            <text:p>30/04/18 03: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764851" calcext:value-type="float">
            <text:p>9764851</text:p>
          </table:table-cell>
          <table:table-cell office:value-type="float" office:value="7994754" calcext:value-type="float">
            <text:p>7994754</text:p>
          </table:table-cell>
          <table:table-cell office:value-type="float" office:value="62318" calcext:value-type="float">
            <text:p>62318</text:p>
          </table:table-cell>
          <table:table-cell office:value-type="date" office:date-value="2018-04-30T03:56:38" calcext:value-type="date">
            <text:p>30/04/18 03: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865557" calcext:value-type="float">
            <text:p>9865557</text:p>
          </table:table-cell>
          <table:table-cell office:value-type="float" office:value="8076148" calcext:value-type="float">
            <text:p>8076148</text:p>
          </table:table-cell>
          <table:table-cell office:value-type="float" office:value="63002" calcext:value-type="float">
            <text:p>63002</text:p>
          </table:table-cell>
          <table:table-cell office:value-type="date" office:date-value="2018-04-30T04:01:38" calcext:value-type="date">
            <text:p>30/04/18 04: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966958" calcext:value-type="float">
            <text:p>9966958</text:p>
          </table:table-cell>
          <table:table-cell office:value-type="float" office:value="8158135" calcext:value-type="float">
            <text:p>8158135</text:p>
          </table:table-cell>
          <table:table-cell office:value-type="float" office:value="63715" calcext:value-type="float">
            <text:p>63715</text:p>
          </table:table-cell>
          <table:table-cell office:value-type="date" office:date-value="2018-04-30T04:06:38" calcext:value-type="date">
            <text:p>30/04/18 04: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68308" calcext:value-type="float">
            <text:p>10068308</text:p>
          </table:table-cell>
          <table:table-cell office:value-type="float" office:value="8239730" calcext:value-type="float">
            <text:p>8239730</text:p>
          </table:table-cell>
          <table:table-cell office:value-type="float" office:value="64395" calcext:value-type="float">
            <text:p>64395</text:p>
          </table:table-cell>
          <table:table-cell office:value-type="date" office:date-value="2018-04-30T04:11:37" calcext:value-type="date">
            <text:p>30/04/18 04: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66061" calcext:value-type="float">
            <text:p>10166061</text:p>
          </table:table-cell>
          <table:table-cell office:value-type="float" office:value="8320662" calcext:value-type="float">
            <text:p>8320662</text:p>
          </table:table-cell>
          <table:table-cell office:value-type="float" office:value="64961" calcext:value-type="float">
            <text:p>64961</text:p>
          </table:table-cell>
          <table:table-cell office:value-type="date" office:date-value="2018-04-30T04:16:37" calcext:value-type="date">
            <text:p>30/04/18 04: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262120" calcext:value-type="float">
            <text:p>10262120</text:p>
          </table:table-cell>
          <table:table-cell office:value-type="float" office:value="8401536" calcext:value-type="float">
            <text:p>8401536</text:p>
          </table:table-cell>
          <table:table-cell office:value-type="float" office:value="65496" calcext:value-type="float">
            <text:p>65496</text:p>
          </table:table-cell>
          <table:table-cell office:value-type="date" office:date-value="2018-04-30T04:21:37" calcext:value-type="date">
            <text:p>30/04/18 04: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359040" calcext:value-type="float">
            <text:p>10359040</text:p>
          </table:table-cell>
          <table:table-cell office:value-type="float" office:value="8482059" calcext:value-type="float">
            <text:p>8482059</text:p>
          </table:table-cell>
          <table:table-cell office:value-type="float" office:value="66128" calcext:value-type="float">
            <text:p>66128</text:p>
          </table:table-cell>
          <table:table-cell office:value-type="date" office:date-value="2018-04-30T04:26:38" calcext:value-type="date">
            <text:p>30/04/18 04: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457823" calcext:value-type="float">
            <text:p>10457823</text:p>
          </table:table-cell>
          <table:table-cell office:value-type="float" office:value="8562068" calcext:value-type="float">
            <text:p>8562068</text:p>
          </table:table-cell>
          <table:table-cell office:value-type="float" office:value="66833" calcext:value-type="float">
            <text:p>66833</text:p>
          </table:table-cell>
          <table:table-cell office:value-type="date" office:date-value="2018-04-30T04:31:43" calcext:value-type="date">
            <text:p>30/04/18 04: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556627" calcext:value-type="float">
            <text:p>10556627</text:p>
          </table:table-cell>
          <table:table-cell office:value-type="float" office:value="8638586" calcext:value-type="float">
            <text:p>8638586</text:p>
          </table:table-cell>
          <table:table-cell office:value-type="float" office:value="67562" calcext:value-type="float">
            <text:p>67562</text:p>
          </table:table-cell>
          <table:table-cell office:value-type="date" office:date-value="2018-04-30T04:36:37" calcext:value-type="date">
            <text:p>30/04/18 04: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652354" calcext:value-type="float">
            <text:p>10652354</text:p>
          </table:table-cell>
          <table:table-cell office:value-type="float" office:value="8717156" calcext:value-type="float">
            <text:p>8717156</text:p>
          </table:table-cell>
          <table:table-cell office:value-type="float" office:value="68257" calcext:value-type="float">
            <text:p>68257</text:p>
          </table:table-cell>
          <table:table-cell office:value-type="date" office:date-value="2018-04-30T04:41:37" calcext:value-type="date">
            <text:p>30/04/18 04: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748678" calcext:value-type="float">
            <text:p>10748678</text:p>
          </table:table-cell>
          <table:table-cell office:value-type="float" office:value="8795253" calcext:value-type="float">
            <text:p>8795253</text:p>
          </table:table-cell>
          <table:table-cell office:value-type="float" office:value="68931" calcext:value-type="float">
            <text:p>68931</text:p>
          </table:table-cell>
          <table:table-cell office:value-type="date" office:date-value="2018-04-30T04:46:37" calcext:value-type="date">
            <text:p>30/04/18 04: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843286" calcext:value-type="float">
            <text:p>10843286</text:p>
          </table:table-cell>
          <table:table-cell office:value-type="float" office:value="8873147" calcext:value-type="float">
            <text:p>8873147</text:p>
          </table:table-cell>
          <table:table-cell office:value-type="float" office:value="69519" calcext:value-type="float">
            <text:p>69519</text:p>
          </table:table-cell>
          <table:table-cell office:value-type="date" office:date-value="2018-04-30T04:51:37" calcext:value-type="date">
            <text:p>30/04/18 04: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936612" calcext:value-type="float">
            <text:p>10936612</text:p>
          </table:table-cell>
          <table:table-cell office:value-type="float" office:value="8950336" calcext:value-type="float">
            <text:p>8950336</text:p>
          </table:table-cell>
          <table:table-cell office:value-type="float" office:value="70080" calcext:value-type="float">
            <text:p>70080</text:p>
          </table:table-cell>
          <table:table-cell office:value-type="date" office:date-value="2018-04-30T04:56:37" calcext:value-type="date">
            <text:p>30/04/18 04: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028310" calcext:value-type="float">
            <text:p>11028310</text:p>
          </table:table-cell>
          <table:table-cell office:value-type="float" office:value="9026389" calcext:value-type="float">
            <text:p>9026389</text:p>
          </table:table-cell>
          <table:table-cell office:value-type="float" office:value="70574" calcext:value-type="float">
            <text:p>70574</text:p>
          </table:table-cell>
          <table:table-cell office:value-type="date" office:date-value="2018-04-30T05:01:37" calcext:value-type="date">
            <text:p>30/04/18 05: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120136" calcext:value-type="float">
            <text:p>11120136</text:p>
          </table:table-cell>
          <table:table-cell office:value-type="float" office:value="9103406" calcext:value-type="float">
            <text:p>9103406</text:p>
          </table:table-cell>
          <table:table-cell office:value-type="float" office:value="71235" calcext:value-type="float">
            <text:p>71235</text:p>
          </table:table-cell>
          <table:table-cell office:value-type="date" office:date-value="2018-04-30T05:06:37" calcext:value-type="date">
            <text:p>30/04/18 05: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216189" calcext:value-type="float">
            <text:p>11216189</text:p>
          </table:table-cell>
          <table:table-cell office:value-type="float" office:value="9181268" calcext:value-type="float">
            <text:p>9181268</text:p>
          </table:table-cell>
          <table:table-cell office:value-type="float" office:value="71916" calcext:value-type="float">
            <text:p>71916</text:p>
          </table:table-cell>
          <table:table-cell office:value-type="date" office:date-value="2018-04-30T05:11:37" calcext:value-type="date">
            <text:p>30/04/18 05: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312246" calcext:value-type="float">
            <text:p>11312246</text:p>
          </table:table-cell>
          <table:table-cell office:value-type="float" office:value="9257982" calcext:value-type="float">
            <text:p>9257982</text:p>
          </table:table-cell>
          <table:table-cell office:value-type="float" office:value="72685" calcext:value-type="float">
            <text:p>72685</text:p>
          </table:table-cell>
          <table:table-cell office:value-type="date" office:date-value="2018-04-30T05:16:37" calcext:value-type="date">
            <text:p>30/04/18 05: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408538" calcext:value-type="float">
            <text:p>11408538</text:p>
          </table:table-cell>
          <table:table-cell office:value-type="float" office:value="9334827" calcext:value-type="float">
            <text:p>9334827</text:p>
          </table:table-cell>
          <table:table-cell office:value-type="float" office:value="73468" calcext:value-type="float">
            <text:p>73468</text:p>
          </table:table-cell>
          <table:table-cell office:value-type="date" office:date-value="2018-04-30T05:21:37" calcext:value-type="date">
            <text:p>30/04/18 05: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501853" calcext:value-type="float">
            <text:p>11501853</text:p>
          </table:table-cell>
          <table:table-cell office:value-type="float" office:value="9409843" calcext:value-type="float">
            <text:p>9409843</text:p>
          </table:table-cell>
          <table:table-cell office:value-type="float" office:value="74057" calcext:value-type="float">
            <text:p>74057</text:p>
          </table:table-cell>
          <table:table-cell office:value-type="date" office:date-value="2018-04-30T05:26:37" calcext:value-type="date">
            <text:p>30/04/18 05: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91406" calcext:value-type="float">
            <text:p>11591406</text:p>
          </table:table-cell>
          <table:table-cell office:value-type="float" office:value="9484467" calcext:value-type="float">
            <text:p>9484467</text:p>
          </table:table-cell>
          <table:table-cell office:value-type="float" office:value="74639" calcext:value-type="float">
            <text:p>74639</text:p>
          </table:table-cell>
          <table:table-cell office:value-type="date" office:date-value="2018-04-30T05:31:37" calcext:value-type="date">
            <text:p>30/04/18 05: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680741" calcext:value-type="float">
            <text:p>11680741</text:p>
          </table:table-cell>
          <table:table-cell office:value-type="float" office:value="9557628" calcext:value-type="float">
            <text:p>9557628</text:p>
          </table:table-cell>
          <table:table-cell office:value-type="float" office:value="75111" calcext:value-type="float">
            <text:p>75111</text:p>
          </table:table-cell>
          <table:table-cell office:value-type="date" office:date-value="2018-04-30T05:36:37" calcext:value-type="date">
            <text:p>30/04/18 05: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769767" calcext:value-type="float">
            <text:p>11769767</text:p>
          </table:table-cell>
          <table:table-cell office:value-type="float" office:value="9630492" calcext:value-type="float">
            <text:p>9630492</text:p>
          </table:table-cell>
          <table:table-cell office:value-type="float" office:value="75774" calcext:value-type="float">
            <text:p>75774</text:p>
          </table:table-cell>
          <table:table-cell office:value-type="date" office:date-value="2018-04-30T05:41:37" calcext:value-type="date">
            <text:p>30/04/18 05: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860227" calcext:value-type="float">
            <text:p>11860227</text:p>
          </table:table-cell>
          <table:table-cell office:value-type="float" office:value="9702098" calcext:value-type="float">
            <text:p>9702098</text:p>
          </table:table-cell>
          <table:table-cell office:value-type="float" office:value="76445" calcext:value-type="float">
            <text:p>76445</text:p>
          </table:table-cell>
          <table:table-cell office:value-type="date" office:date-value="2018-04-30T05:46:37" calcext:value-type="date">
            <text:p>30/04/18 05: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949290" calcext:value-type="float">
            <text:p>11949290</text:p>
          </table:table-cell>
          <table:table-cell office:value-type="float" office:value="9772300" calcext:value-type="float">
            <text:p>9772300</text:p>
          </table:table-cell>
          <table:table-cell office:value-type="float" office:value="77100" calcext:value-type="float">
            <text:p>77100</text:p>
          </table:table-cell>
          <table:table-cell office:value-type="date" office:date-value="2018-04-30T05:51:37" calcext:value-type="date">
            <text:p>30/04/18 05: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039648" calcext:value-type="float">
            <text:p>12039648</text:p>
          </table:table-cell>
          <table:table-cell office:value-type="float" office:value="9844051" calcext:value-type="float">
            <text:p>9844051</text:p>
          </table:table-cell>
          <table:table-cell office:value-type="float" office:value="77846" calcext:value-type="float">
            <text:p>77846</text:p>
          </table:table-cell>
          <table:table-cell office:value-type="date" office:date-value="2018-04-30T05:56:37" calcext:value-type="date">
            <text:p>30/04/18 05:5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130888" calcext:value-type="float">
            <text:p>12130888</text:p>
          </table:table-cell>
          <table:table-cell office:value-type="float" office:value="9916652" calcext:value-type="float">
            <text:p>9916652</text:p>
          </table:table-cell>
          <table:table-cell office:value-type="float" office:value="78595" calcext:value-type="float">
            <text:p>78595</text:p>
          </table:table-cell>
          <table:table-cell office:value-type="date" office:date-value="2018-04-30T06:01:37" calcext:value-type="date">
            <text:p>30/04/18 06: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221167" calcext:value-type="float">
            <text:p>12221167</text:p>
          </table:table-cell>
          <table:table-cell office:value-type="float" office:value="9988289" calcext:value-type="float">
            <text:p>9988289</text:p>
          </table:table-cell>
          <table:table-cell office:value-type="float" office:value="79308" calcext:value-type="float">
            <text:p>79308</text:p>
          </table:table-cell>
          <table:table-cell office:value-type="date" office:date-value="2018-04-30T06:06:37" calcext:value-type="date">
            <text:p>30/04/18 06: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311497" calcext:value-type="float">
            <text:p>12311497</text:p>
          </table:table-cell>
          <table:table-cell office:value-type="float" office:value="10059708" calcext:value-type="float">
            <text:p>10059708</text:p>
          </table:table-cell>
          <table:table-cell office:value-type="float" office:value="80050" calcext:value-type="float">
            <text:p>80050</text:p>
          </table:table-cell>
          <table:table-cell office:value-type="date" office:date-value="2018-04-30T06:11:37" calcext:value-type="date">
            <text:p>30/04/18 06: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401048" calcext:value-type="float">
            <text:p>12401048</text:p>
          </table:table-cell>
          <table:table-cell office:value-type="float" office:value="10131789" calcext:value-type="float">
            <text:p>10131789</text:p>
          </table:table-cell>
          <table:table-cell office:value-type="float" office:value="80760" calcext:value-type="float">
            <text:p>80760</text:p>
          </table:table-cell>
          <table:table-cell office:value-type="date" office:date-value="2018-04-30T06:16:37" calcext:value-type="date">
            <text:p>30/04/18 06: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490661" calcext:value-type="float">
            <text:p>12490661</text:p>
          </table:table-cell>
          <table:table-cell office:value-type="float" office:value="10203341" calcext:value-type="float">
            <text:p>10203341</text:p>
          </table:table-cell>
          <table:table-cell office:value-type="float" office:value="81435" calcext:value-type="float">
            <text:p>81435</text:p>
          </table:table-cell>
          <table:table-cell office:value-type="date" office:date-value="2018-04-30T06:21:37" calcext:value-type="date">
            <text:p>30/04/18 06: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582485" calcext:value-type="float">
            <text:p>12582485</text:p>
          </table:table-cell>
          <table:table-cell office:value-type="float" office:value="10276279" calcext:value-type="float">
            <text:p>10276279</text:p>
          </table:table-cell>
          <table:table-cell office:value-type="float" office:value="82167" calcext:value-type="float">
            <text:p>82167</text:p>
          </table:table-cell>
          <table:table-cell office:value-type="date" office:date-value="2018-04-30T06:26:37" calcext:value-type="date">
            <text:p>30/04/18 06: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673696" calcext:value-type="float">
            <text:p>12673696</text:p>
          </table:table-cell>
          <table:table-cell office:value-type="float" office:value="10349922" calcext:value-type="float">
            <text:p>10349922</text:p>
          </table:table-cell>
          <table:table-cell office:value-type="float" office:value="82802" calcext:value-type="float">
            <text:p>82802</text:p>
          </table:table-cell>
          <table:table-cell office:value-type="date" office:date-value="2018-04-30T06:31:37" calcext:value-type="date">
            <text:p>30/04/18 06: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766145" calcext:value-type="float">
            <text:p>12766145</text:p>
          </table:table-cell>
          <table:table-cell office:value-type="float" office:value="10425523" calcext:value-type="float">
            <text:p>10425523</text:p>
          </table:table-cell>
          <table:table-cell office:value-type="float" office:value="83519" calcext:value-type="float">
            <text:p>83519</text:p>
          </table:table-cell>
          <table:table-cell office:value-type="date" office:date-value="2018-04-30T06:36:37" calcext:value-type="date">
            <text:p>30/04/18 06: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859000" calcext:value-type="float">
            <text:p>12859000</text:p>
          </table:table-cell>
          <table:table-cell office:value-type="float" office:value="10501166" calcext:value-type="float">
            <text:p>10501166</text:p>
          </table:table-cell>
          <table:table-cell office:value-type="float" office:value="84100" calcext:value-type="float">
            <text:p>84100</text:p>
          </table:table-cell>
          <table:table-cell office:value-type="date" office:date-value="2018-04-30T06:41:37" calcext:value-type="date">
            <text:p>30/04/18 06: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954619" calcext:value-type="float">
            <text:p>12954619</text:p>
          </table:table-cell>
          <table:table-cell office:value-type="float" office:value="10578514" calcext:value-type="float">
            <text:p>10578514</text:p>
          </table:table-cell>
          <table:table-cell office:value-type="float" office:value="84770" calcext:value-type="float">
            <text:p>84770</text:p>
          </table:table-cell>
          <table:table-cell office:value-type="date" office:date-value="2018-04-30T06:46:37" calcext:value-type="date">
            <text:p>30/04/18 06: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051844" calcext:value-type="float">
            <text:p>13051844</text:p>
          </table:table-cell>
          <table:table-cell office:value-type="float" office:value="10655984" calcext:value-type="float">
            <text:p>10655984</text:p>
          </table:table-cell>
          <table:table-cell office:value-type="float" office:value="85549" calcext:value-type="float">
            <text:p>85549</text:p>
          </table:table-cell>
          <table:table-cell office:value-type="date" office:date-value="2018-04-30T06:51:37" calcext:value-type="date">
            <text:p>30/04/18 06: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147678" calcext:value-type="float">
            <text:p>13147678</text:p>
          </table:table-cell>
          <table:table-cell office:value-type="float" office:value="10733184" calcext:value-type="float">
            <text:p>10733184</text:p>
          </table:table-cell>
          <table:table-cell office:value-type="float" office:value="86216" calcext:value-type="float">
            <text:p>86216</text:p>
          </table:table-cell>
          <table:table-cell office:value-type="date" office:date-value="2018-04-30T06:56:37" calcext:value-type="date">
            <text:p>30/04/18 06: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241837" calcext:value-type="float">
            <text:p>13241837</text:p>
          </table:table-cell>
          <table:table-cell office:value-type="float" office:value="10810618" calcext:value-type="float">
            <text:p>10810618</text:p>
          </table:table-cell>
          <table:table-cell office:value-type="float" office:value="86882" calcext:value-type="float">
            <text:p>86882</text:p>
          </table:table-cell>
          <table:table-cell office:value-type="date" office:date-value="2018-04-30T07:01:37" calcext:value-type="date">
            <text:p>30/04/18 07: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336436" calcext:value-type="float">
            <text:p>13336436</text:p>
          </table:table-cell>
          <table:table-cell office:value-type="float" office:value="10889013" calcext:value-type="float">
            <text:p>10889013</text:p>
          </table:table-cell>
          <table:table-cell office:value-type="float" office:value="87464" calcext:value-type="float">
            <text:p>87464</text:p>
          </table:table-cell>
          <table:table-cell office:value-type="date" office:date-value="2018-04-30T07:06:37" calcext:value-type="date">
            <text:p>30/04/18 07: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434128" calcext:value-type="float">
            <text:p>13434128</text:p>
          </table:table-cell>
          <table:table-cell office:value-type="float" office:value="10969439" calcext:value-type="float">
            <text:p>10969439</text:p>
          </table:table-cell>
          <table:table-cell office:value-type="float" office:value="88087" calcext:value-type="float">
            <text:p>88087</text:p>
          </table:table-cell>
          <table:table-cell office:value-type="date" office:date-value="2018-04-30T07:11:37" calcext:value-type="date">
            <text:p>30/04/18 07: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531951" calcext:value-type="float">
            <text:p>13531951</text:p>
          </table:table-cell>
          <table:table-cell office:value-type="float" office:value="11051426" calcext:value-type="float">
            <text:p>11051426</text:p>
          </table:table-cell>
          <table:table-cell office:value-type="float" office:value="88681" calcext:value-type="float">
            <text:p>88681</text:p>
          </table:table-cell>
          <table:table-cell office:value-type="date" office:date-value="2018-04-30T07:16:38" calcext:value-type="date">
            <text:p>30/04/18 07: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631916" calcext:value-type="float">
            <text:p>13631916</text:p>
          </table:table-cell>
          <table:table-cell office:value-type="float" office:value="11136149" calcext:value-type="float">
            <text:p>11136149</text:p>
          </table:table-cell>
          <table:table-cell office:value-type="float" office:value="89299" calcext:value-type="float">
            <text:p>89299</text:p>
          </table:table-cell>
          <table:table-cell office:value-type="date" office:date-value="2018-04-30T07:21:38" calcext:value-type="date">
            <text:p>30/04/18 07: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737097" calcext:value-type="float">
            <text:p>13737097</text:p>
          </table:table-cell>
          <table:table-cell office:value-type="float" office:value="11223681" calcext:value-type="float">
            <text:p>11223681</text:p>
          </table:table-cell>
          <table:table-cell office:value-type="float" office:value="90063" calcext:value-type="float">
            <text:p>90063</text:p>
          </table:table-cell>
          <table:table-cell office:value-type="date" office:date-value="2018-04-30T07:26:38" calcext:value-type="date">
            <text:p>30/04/18 07: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844409" calcext:value-type="float">
            <text:p>13844409</text:p>
          </table:table-cell>
          <table:table-cell office:value-type="float" office:value="11312568" calcext:value-type="float">
            <text:p>11312568</text:p>
          </table:table-cell>
          <table:table-cell office:value-type="float" office:value="90845" calcext:value-type="float">
            <text:p>90845</text:p>
          </table:table-cell>
          <table:table-cell office:value-type="date" office:date-value="2018-04-30T07:31:38" calcext:value-type="date">
            <text:p>30/04/18 07: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953476" calcext:value-type="float">
            <text:p>13953476</text:p>
          </table:table-cell>
          <table:table-cell office:value-type="float" office:value="11402525" calcext:value-type="float">
            <text:p>11402525</text:p>
          </table:table-cell>
          <table:table-cell office:value-type="float" office:value="91643" calcext:value-type="float">
            <text:p>91643</text:p>
          </table:table-cell>
          <table:table-cell office:value-type="date" office:date-value="2018-04-30T07:36:38" calcext:value-type="date">
            <text:p>30/04/18 07: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061275" calcext:value-type="float">
            <text:p>14061275</text:p>
          </table:table-cell>
          <table:table-cell office:value-type="float" office:value="11491686" calcext:value-type="float">
            <text:p>11491686</text:p>
          </table:table-cell>
          <table:table-cell office:value-type="float" office:value="92228" calcext:value-type="float">
            <text:p>92228</text:p>
          </table:table-cell>
          <table:table-cell office:value-type="date" office:date-value="2018-04-30T07:41:38" calcext:value-type="date">
            <text:p>30/04/18 07: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166763" calcext:value-type="float">
            <text:p>14166763</text:p>
          </table:table-cell>
          <table:table-cell office:value-type="float" office:value="11580228" calcext:value-type="float">
            <text:p>11580228</text:p>
          </table:table-cell>
          <table:table-cell office:value-type="float" office:value="92807" calcext:value-type="float">
            <text:p>92807</text:p>
          </table:table-cell>
          <table:table-cell office:value-type="date" office:date-value="2018-04-30T07:46:38" calcext:value-type="date">
            <text:p>30/04/18 07:4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273112" calcext:value-type="float">
            <text:p>14273112</text:p>
          </table:table-cell>
          <table:table-cell office:value-type="float" office:value="11670447" calcext:value-type="float">
            <text:p>11670447</text:p>
          </table:table-cell>
          <table:table-cell office:value-type="float" office:value="93443" calcext:value-type="float">
            <text:p>93443</text:p>
          </table:table-cell>
          <table:table-cell office:value-type="date" office:date-value="2018-04-30T07:51:38" calcext:value-type="date">
            <text:p>30/04/18 07: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381997" calcext:value-type="float">
            <text:p>14381997</text:p>
          </table:table-cell>
          <table:table-cell office:value-type="float" office:value="11761528" calcext:value-type="float">
            <text:p>11761528</text:p>
          </table:table-cell>
          <table:table-cell office:value-type="float" office:value="94157" calcext:value-type="float">
            <text:p>94157</text:p>
          </table:table-cell>
          <table:table-cell office:value-type="date" office:date-value="2018-04-30T07:56:38" calcext:value-type="date">
            <text:p>30/04/18 07: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90578" calcext:value-type="float">
            <text:p>14490578</text:p>
          </table:table-cell>
          <table:table-cell office:value-type="float" office:value="11850685" calcext:value-type="float">
            <text:p>11850685</text:p>
          </table:table-cell>
          <table:table-cell office:value-type="float" office:value="94870" calcext:value-type="float">
            <text:p>94870</text:p>
          </table:table-cell>
          <table:table-cell office:value-type="date" office:date-value="2018-04-30T08:01:38" calcext:value-type="date">
            <text:p>30/04/18 08: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97482" calcext:value-type="float">
            <text:p>14597482</text:p>
          </table:table-cell>
          <table:table-cell office:value-type="float" office:value="11939005" calcext:value-type="float">
            <text:p>11939005</text:p>
          </table:table-cell>
          <table:table-cell office:value-type="float" office:value="95535" calcext:value-type="float">
            <text:p>95535</text:p>
          </table:table-cell>
          <table:table-cell office:value-type="date" office:date-value="2018-04-30T08:06:38" calcext:value-type="date">
            <text:p>30/04/18 08: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702009" calcext:value-type="float">
            <text:p>14702009</text:p>
          </table:table-cell>
          <table:table-cell office:value-type="float" office:value="12026721" calcext:value-type="float">
            <text:p>12026721</text:p>
          </table:table-cell>
          <table:table-cell office:value-type="float" office:value="96159" calcext:value-type="float">
            <text:p>96159</text:p>
          </table:table-cell>
          <table:table-cell office:value-type="date" office:date-value="2018-04-30T08:11:38" calcext:value-type="date">
            <text:p>30/04/18 08: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807093" calcext:value-type="float">
            <text:p>14807093</text:p>
          </table:table-cell>
          <table:table-cell office:value-type="float" office:value="12114543" calcext:value-type="float">
            <text:p>12114543</text:p>
          </table:table-cell>
          <table:table-cell office:value-type="float" office:value="96765" calcext:value-type="float">
            <text:p>96765</text:p>
          </table:table-cell>
          <table:table-cell office:value-type="date" office:date-value="2018-04-30T08:16:38" calcext:value-type="date">
            <text:p>30/04/18 08: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910637" calcext:value-type="float">
            <text:p>14910637</text:p>
          </table:table-cell>
          <table:table-cell office:value-type="float" office:value="12201528" calcext:value-type="float">
            <text:p>12201528</text:p>
          </table:table-cell>
          <table:table-cell office:value-type="float" office:value="97328" calcext:value-type="float">
            <text:p>97328</text:p>
          </table:table-cell>
          <table:table-cell office:value-type="date" office:date-value="2018-04-30T08:21:38" calcext:value-type="date">
            <text:p>30/04/18 08: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14355" calcext:value-type="float">
            <text:p>15014355</text:p>
          </table:table-cell>
          <table:table-cell office:value-type="float" office:value="12288093" calcext:value-type="float">
            <text:p>12288093</text:p>
          </table:table-cell>
          <table:table-cell office:value-type="float" office:value="97888" calcext:value-type="float">
            <text:p>97888</text:p>
          </table:table-cell>
          <table:table-cell office:value-type="date" office:date-value="2018-04-30T08:26:38" calcext:value-type="date">
            <text:p>30/04/18 08: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116868" calcext:value-type="float">
            <text:p>15116868</text:p>
          </table:table-cell>
          <table:table-cell office:value-type="float" office:value="12373861" calcext:value-type="float">
            <text:p>12373861</text:p>
          </table:table-cell>
          <table:table-cell office:value-type="float" office:value="98416" calcext:value-type="float">
            <text:p>98416</text:p>
          </table:table-cell>
          <table:table-cell office:value-type="date" office:date-value="2018-04-30T08:31:38" calcext:value-type="date">
            <text:p>30/04/18 08: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219347" calcext:value-type="float">
            <text:p>15219347</text:p>
          </table:table-cell>
          <table:table-cell office:value-type="float" office:value="12459973" calcext:value-type="float">
            <text:p>12459973</text:p>
          </table:table-cell>
          <table:table-cell office:value-type="float" office:value="98984" calcext:value-type="float">
            <text:p>98984</text:p>
          </table:table-cell>
          <table:table-cell office:value-type="date" office:date-value="2018-04-30T08:36:38" calcext:value-type="date">
            <text:p>30/04/18 08: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323136" calcext:value-type="float">
            <text:p>15323136</text:p>
          </table:table-cell>
          <table:table-cell office:value-type="float" office:value="12546654" calcext:value-type="float">
            <text:p>12546654</text:p>
          </table:table-cell>
          <table:table-cell office:value-type="float" office:value="99583" calcext:value-type="float">
            <text:p>99583</text:p>
          </table:table-cell>
          <table:table-cell office:value-type="date" office:date-value="2018-04-30T08:41:38" calcext:value-type="date">
            <text:p>30/04/18 08: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427253" calcext:value-type="float">
            <text:p>15427253</text:p>
          </table:table-cell>
          <table:table-cell office:value-type="float" office:value="12633178" calcext:value-type="float">
            <text:p>12633178</text:p>
          </table:table-cell>
          <table:table-cell office:value-type="float" office:value="100201" calcext:value-type="float">
            <text:p>100201</text:p>
          </table:table-cell>
          <table:table-cell office:value-type="date" office:date-value="2018-04-30T08:46:38" calcext:value-type="date">
            <text:p>30/04/18 08:4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532033" calcext:value-type="float">
            <text:p>15532033</text:p>
          </table:table-cell>
          <table:table-cell office:value-type="float" office:value="12718483" calcext:value-type="float">
            <text:p>12718483</text:p>
          </table:table-cell>
          <table:table-cell office:value-type="float" office:value="100872" calcext:value-type="float">
            <text:p>100872</text:p>
          </table:table-cell>
          <table:table-cell office:value-type="date" office:date-value="2018-04-30T08:51:38" calcext:value-type="date">
            <text:p>30/04/18 08:5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635622" calcext:value-type="float">
            <text:p>15635622</text:p>
          </table:table-cell>
          <table:table-cell office:value-type="float" office:value="12804284" calcext:value-type="float">
            <text:p>12804284</text:p>
          </table:table-cell>
          <table:table-cell office:value-type="float" office:value="101571" calcext:value-type="float">
            <text:p>101571</text:p>
          </table:table-cell>
          <table:table-cell office:value-type="date" office:date-value="2018-04-30T08:56:38" calcext:value-type="date">
            <text:p>30/04/18 08: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2T14:39:14.364083641</dc:date>
    <meta:editing-duration>PT13M26S</meta:editing-duration>
    <meta:editing-cycles>2</meta:editing-cycles>
    <meta:generator>LibreOffice/5.1.6.2$Linux_X86_64 LibreOffice_project/10m0$Build-2</meta:generator>
    <meta:document-statistic meta:table-count="1" meta:cell-count="6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3.952cm" style:legend-expansion="high" chart:style-name="ch2"/>
        <chart:plot-area chart:style-name="ch3" table:cell-range-address="suivi293004.B1:suivi293004.C135" chart:data-source-has-labels="row" svg:x="0.134cm" svg:y="0.129cm" svg:width="12.235cm" svg:height="8.639cm">
          <chartooo:coordinate-region svg:x="1.867cm" svg:y="0.328cm" svg:width="10.502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uivi293004.B2:suivi293004.B135" chart:label-cell-address="suivi293004.B1:suivi293004.B1" chart:class="chart:line">
            <chart:data-point chart:repeated="134"/>
          </chart:series>
          <chart:series chart:style-name="ch7" chart:values-cell-range-address="suivi293004.C2:suivi293004.C135" chart:label-cell-address="suivi293004.C1:suivi293004.C1" chart:class="chart:line">
            <chart:data-point chart:repeated="1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uivi293004.B1:suivi293004.B1</svg:desc>
                </draw:g>
              </table:table-cell>
              <table:table-cell office:value-type="string">
                <text:p>exploitable</text:p>
                <draw:g>
                  <svg:desc>suivi293004.C1:suivi29300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97">
                <text:p>5597</text:p>
                <draw:g>
                  <svg:desc>suivi293004.B2:suivi293004.B135</svg:desc>
                </draw:g>
              </table:table-cell>
              <table:table-cell office:value-type="float" office:value="5597">
                <text:p>5597</text:p>
                <draw:g>
                  <svg:desc>suivi293004.C2:suivi293004.C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816">
                <text:p>174816</text:p>
              </table:table-cell>
              <table:table-cell office:value-type="float" office:value="149282">
                <text:p>149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3160">
                <text:p>343160</text:p>
              </table:table-cell>
              <table:table-cell office:value-type="float" office:value="292346">
                <text:p>292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9390">
                <text:p>509390</text:p>
              </table:table-cell>
              <table:table-cell office:value-type="float" office:value="430500">
                <text:p>430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6146">
                <text:p>676146</text:p>
              </table:table-cell>
              <table:table-cell office:value-type="float" office:value="558674">
                <text:p>558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4309">
                <text:p>844309</text:p>
              </table:table-cell>
              <table:table-cell office:value-type="float" office:value="697571">
                <text:p>697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3743">
                <text:p>1013743</text:p>
              </table:table-cell>
              <table:table-cell office:value-type="float" office:value="825913">
                <text:p>825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9360">
                <text:p>1179360</text:p>
              </table:table-cell>
              <table:table-cell office:value-type="float" office:value="961269">
                <text:p>961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806">
                <text:p>1342806</text:p>
              </table:table-cell>
              <table:table-cell office:value-type="float" office:value="1096032">
                <text:p>1096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7569">
                <text:p>1507569</text:p>
              </table:table-cell>
              <table:table-cell office:value-type="float" office:value="1235782">
                <text:p>12357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1714">
                <text:p>1671714</text:p>
              </table:table-cell>
              <table:table-cell office:value-type="float" office:value="1364580">
                <text:p>13645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33870">
                <text:p>1833870</text:p>
              </table:table-cell>
              <table:table-cell office:value-type="float" office:value="1496753">
                <text:p>14967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6494">
                <text:p>1996494</text:p>
              </table:table-cell>
              <table:table-cell office:value-type="float" office:value="1633134">
                <text:p>1633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55464">
                <text:p>2155464</text:p>
              </table:table-cell>
              <table:table-cell office:value-type="float" office:value="1758479">
                <text:p>1758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0151">
                <text:p>2310151</text:p>
              </table:table-cell>
              <table:table-cell office:value-type="float" office:value="1884179">
                <text:p>1884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66321">
                <text:p>2466321</text:p>
              </table:table-cell>
              <table:table-cell office:value-type="float" office:value="2016687">
                <text:p>20166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1992">
                <text:p>2621992</text:p>
              </table:table-cell>
              <table:table-cell office:value-type="float" office:value="2146652">
                <text:p>2146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75201">
                <text:p>2775201</text:p>
              </table:table-cell>
              <table:table-cell office:value-type="float" office:value="2275969">
                <text:p>22759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27312">
                <text:p>2927312</text:p>
              </table:table-cell>
              <table:table-cell office:value-type="float" office:value="2404909">
                <text:p>24049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78730">
                <text:p>3078730</text:p>
              </table:table-cell>
              <table:table-cell office:value-type="float" office:value="2532714">
                <text:p>2532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31569">
                <text:p>3231569</text:p>
              </table:table-cell>
              <table:table-cell office:value-type="float" office:value="2660632">
                <text:p>26606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82864">
                <text:p>3382864</text:p>
              </table:table-cell>
              <table:table-cell office:value-type="float" office:value="2769268">
                <text:p>27692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30025">
                <text:p>3530025</text:p>
              </table:table-cell>
              <table:table-cell office:value-type="float" office:value="2880196">
                <text:p>2880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75428">
                <text:p>3675428</text:p>
              </table:table-cell>
              <table:table-cell office:value-type="float" office:value="3003512">
                <text:p>3003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21345">
                <text:p>3821345</text:p>
              </table:table-cell>
              <table:table-cell office:value-type="float" office:value="3126888">
                <text:p>3126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70388">
                <text:p>3970388</text:p>
              </table:table-cell>
              <table:table-cell office:value-type="float" office:value="3250521">
                <text:p>32505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15383">
                <text:p>4115383</text:p>
              </table:table-cell>
              <table:table-cell office:value-type="float" office:value="3355296">
                <text:p>3355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57652">
                <text:p>4257652</text:p>
              </table:table-cell>
              <table:table-cell office:value-type="float" office:value="3474690">
                <text:p>34746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2042">
                <text:p>4402042</text:p>
              </table:table-cell>
              <table:table-cell office:value-type="float" office:value="3594555">
                <text:p>35945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45665">
                <text:p>4545665</text:p>
              </table:table-cell>
              <table:table-cell office:value-type="float" office:value="3710595">
                <text:p>3710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87435">
                <text:p>4687435</text:p>
              </table:table-cell>
              <table:table-cell office:value-type="float" office:value="3827708">
                <text:p>38277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25173">
                <text:p>4825173</text:p>
              </table:table-cell>
              <table:table-cell office:value-type="float" office:value="3943914">
                <text:p>3943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62051">
                <text:p>4962051</text:p>
              </table:table-cell>
              <table:table-cell office:value-type="float" office:value="4051298">
                <text:p>4051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99353">
                <text:p>5099353</text:p>
              </table:table-cell>
              <table:table-cell office:value-type="float" office:value="4165431">
                <text:p>4165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35407">
                <text:p>5235407</text:p>
              </table:table-cell>
              <table:table-cell office:value-type="float" office:value="4277775">
                <text:p>42777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69470">
                <text:p>5369470</text:p>
              </table:table-cell>
              <table:table-cell office:value-type="float" office:value="4389441">
                <text:p>43894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04016">
                <text:p>5504016</text:p>
              </table:table-cell>
              <table:table-cell office:value-type="float" office:value="4500583">
                <text:p>45005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36474">
                <text:p>5636474</text:p>
              </table:table-cell>
              <table:table-cell office:value-type="float" office:value="4609345">
                <text:p>4609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67485">
                <text:p>5767485</text:p>
              </table:table-cell>
              <table:table-cell office:value-type="float" office:value="4717388">
                <text:p>47173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97063">
                <text:p>5897063</text:p>
              </table:table-cell>
              <table:table-cell office:value-type="float" office:value="4823973">
                <text:p>48239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23804">
                <text:p>6023804</text:p>
              </table:table-cell>
              <table:table-cell office:value-type="float" office:value="4929155">
                <text:p>4929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50795">
                <text:p>6150795</text:p>
              </table:table-cell>
              <table:table-cell office:value-type="float" office:value="5034503">
                <text:p>50345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75315">
                <text:p>6275315</text:p>
              </table:table-cell>
              <table:table-cell office:value-type="float" office:value="5139365">
                <text:p>51393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99459">
                <text:p>6399459</text:p>
              </table:table-cell>
              <table:table-cell office:value-type="float" office:value="5244058">
                <text:p>5244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24627">
                <text:p>6524627</text:p>
              </table:table-cell>
              <table:table-cell office:value-type="float" office:value="5348105">
                <text:p>53481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48063">
                <text:p>6648063</text:p>
              </table:table-cell>
              <table:table-cell office:value-type="float" office:value="5449651">
                <text:p>54496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70671">
                <text:p>6770671</text:p>
              </table:table-cell>
              <table:table-cell office:value-type="float" office:value="5550661">
                <text:p>55506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93169">
                <text:p>6893169</text:p>
              </table:table-cell>
              <table:table-cell office:value-type="float" office:value="5650094">
                <text:p>56500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15237">
                <text:p>7015237</text:p>
              </table:table-cell>
              <table:table-cell office:value-type="float" office:value="5748542">
                <text:p>57485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35063">
                <text:p>7135063</text:p>
              </table:table-cell>
              <table:table-cell office:value-type="float" office:value="5845814">
                <text:p>58458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54273">
                <text:p>7254273</text:p>
              </table:table-cell>
              <table:table-cell office:value-type="float" office:value="5942729">
                <text:p>59427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73116">
                <text:p>7373116</text:p>
              </table:table-cell>
              <table:table-cell office:value-type="float" office:value="6039872">
                <text:p>60398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89709">
                <text:p>7489709</text:p>
              </table:table-cell>
              <table:table-cell office:value-type="float" office:value="6134638">
                <text:p>61346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03582">
                <text:p>7603582</text:p>
              </table:table-cell>
              <table:table-cell office:value-type="float" office:value="6228713">
                <text:p>62287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19633">
                <text:p>7719633</text:p>
              </table:table-cell>
              <table:table-cell office:value-type="float" office:value="6324245">
                <text:p>6324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37337">
                <text:p>7837337</text:p>
              </table:table-cell>
              <table:table-cell office:value-type="float" office:value="6419696">
                <text:p>6419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52854">
                <text:p>7952854</text:p>
              </table:table-cell>
              <table:table-cell office:value-type="float" office:value="6513417">
                <text:p>65134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64985">
                <text:p>8064985</text:p>
              </table:table-cell>
              <table:table-cell office:value-type="float" office:value="6605187">
                <text:p>66051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75026">
                <text:p>8175026</text:p>
              </table:table-cell>
              <table:table-cell office:value-type="float" office:value="6695926">
                <text:p>66959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85912">
                <text:p>8285912</text:p>
              </table:table-cell>
              <table:table-cell office:value-type="float" office:value="6787097">
                <text:p>67870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97500">
                <text:p>8397500</text:p>
              </table:table-cell>
              <table:table-cell office:value-type="float" office:value="6878305">
                <text:p>68783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507458">
                <text:p>8507458</text:p>
              </table:table-cell>
              <table:table-cell office:value-type="float" office:value="6968201">
                <text:p>69682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616619">
                <text:p>8616619</text:p>
              </table:table-cell>
              <table:table-cell office:value-type="float" office:value="7057659">
                <text:p>70576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23945">
                <text:p>8723945</text:p>
              </table:table-cell>
              <table:table-cell office:value-type="float" office:value="7145826">
                <text:p>7145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29610">
                <text:p>8829610</text:p>
              </table:table-cell>
              <table:table-cell office:value-type="float" office:value="7232594">
                <text:p>72325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935527">
                <text:p>8935527</text:p>
              </table:table-cell>
              <table:table-cell office:value-type="float" office:value="7320586">
                <text:p>73205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40580">
                <text:p>9040580</text:p>
              </table:table-cell>
              <table:table-cell office:value-type="float" office:value="7407393">
                <text:p>74073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44439">
                <text:p>9144439</text:p>
              </table:table-cell>
              <table:table-cell office:value-type="float" office:value="7492615">
                <text:p>74926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47877">
                <text:p>9247877</text:p>
              </table:table-cell>
              <table:table-cell office:value-type="float" office:value="7576794">
                <text:p>75767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52568">
                <text:p>9352568</text:p>
              </table:table-cell>
              <table:table-cell office:value-type="float" office:value="7661221">
                <text:p>76612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458377">
                <text:p>9458377</text:p>
              </table:table-cell>
              <table:table-cell office:value-type="float" office:value="7745859">
                <text:p>77458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61499">
                <text:p>9561499</text:p>
              </table:table-cell>
              <table:table-cell office:value-type="float" office:value="7830289">
                <text:p>78302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63645">
                <text:p>9663645</text:p>
              </table:table-cell>
              <table:table-cell office:value-type="float" office:value="7913050">
                <text:p>79130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64851">
                <text:p>9764851</text:p>
              </table:table-cell>
              <table:table-cell office:value-type="float" office:value="7994754">
                <text:p>79947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65557">
                <text:p>9865557</text:p>
              </table:table-cell>
              <table:table-cell office:value-type="float" office:value="8076148">
                <text:p>80761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66958">
                <text:p>9966958</text:p>
              </table:table-cell>
              <table:table-cell office:value-type="float" office:value="8158135">
                <text:p>8158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68308">
                <text:p>10068308</text:p>
              </table:table-cell>
              <table:table-cell office:value-type="float" office:value="8239730">
                <text:p>82397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66061">
                <text:p>10166061</text:p>
              </table:table-cell>
              <table:table-cell office:value-type="float" office:value="8320662">
                <text:p>83206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62120">
                <text:p>10262120</text:p>
              </table:table-cell>
              <table:table-cell office:value-type="float" office:value="8401536">
                <text:p>8401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59040">
                <text:p>10359040</text:p>
              </table:table-cell>
              <table:table-cell office:value-type="float" office:value="8482059">
                <text:p>84820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457823">
                <text:p>10457823</text:p>
              </table:table-cell>
              <table:table-cell office:value-type="float" office:value="8562068">
                <text:p>85620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56627">
                <text:p>10556627</text:p>
              </table:table-cell>
              <table:table-cell office:value-type="float" office:value="8638586">
                <text:p>86385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52354">
                <text:p>10652354</text:p>
              </table:table-cell>
              <table:table-cell office:value-type="float" office:value="8717156">
                <text:p>8717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48678">
                <text:p>10748678</text:p>
              </table:table-cell>
              <table:table-cell office:value-type="float" office:value="8795253">
                <text:p>87952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43286">
                <text:p>10843286</text:p>
              </table:table-cell>
              <table:table-cell office:value-type="float" office:value="8873147">
                <text:p>88731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936612">
                <text:p>10936612</text:p>
              </table:table-cell>
              <table:table-cell office:value-type="float" office:value="8950336">
                <text:p>89503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028310">
                <text:p>11028310</text:p>
              </table:table-cell>
              <table:table-cell office:value-type="float" office:value="9026389">
                <text:p>9026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120136">
                <text:p>11120136</text:p>
              </table:table-cell>
              <table:table-cell office:value-type="float" office:value="9103406">
                <text:p>91034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16189">
                <text:p>11216189</text:p>
              </table:table-cell>
              <table:table-cell office:value-type="float" office:value="9181268">
                <text:p>9181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312246">
                <text:p>11312246</text:p>
              </table:table-cell>
              <table:table-cell office:value-type="float" office:value="9257982">
                <text:p>9257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08538">
                <text:p>11408538</text:p>
              </table:table-cell>
              <table:table-cell office:value-type="float" office:value="9334827">
                <text:p>93348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501853">
                <text:p>11501853</text:p>
              </table:table-cell>
              <table:table-cell office:value-type="float" office:value="9409843">
                <text:p>94098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591406">
                <text:p>11591406</text:p>
              </table:table-cell>
              <table:table-cell office:value-type="float" office:value="9484467">
                <text:p>94844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680741">
                <text:p>11680741</text:p>
              </table:table-cell>
              <table:table-cell office:value-type="float" office:value="9557628">
                <text:p>95576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769767">
                <text:p>11769767</text:p>
              </table:table-cell>
              <table:table-cell office:value-type="float" office:value="9630492">
                <text:p>96304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860227">
                <text:p>11860227</text:p>
              </table:table-cell>
              <table:table-cell office:value-type="float" office:value="9702098">
                <text:p>9702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949290">
                <text:p>11949290</text:p>
              </table:table-cell>
              <table:table-cell office:value-type="float" office:value="9772300">
                <text:p>97723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039648">
                <text:p>12039648</text:p>
              </table:table-cell>
              <table:table-cell office:value-type="float" office:value="9844051">
                <text:p>98440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130888">
                <text:p>12130888</text:p>
              </table:table-cell>
              <table:table-cell office:value-type="float" office:value="9916652">
                <text:p>99166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221167">
                <text:p>12221167</text:p>
              </table:table-cell>
              <table:table-cell office:value-type="float" office:value="9988289">
                <text:p>99882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311497">
                <text:p>12311497</text:p>
              </table:table-cell>
              <table:table-cell office:value-type="float" office:value="10059708">
                <text:p>100597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401048">
                <text:p>12401048</text:p>
              </table:table-cell>
              <table:table-cell office:value-type="float" office:value="10131789">
                <text:p>101317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490661">
                <text:p>12490661</text:p>
              </table:table-cell>
              <table:table-cell office:value-type="float" office:value="10203341">
                <text:p>102033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82485">
                <text:p>12582485</text:p>
              </table:table-cell>
              <table:table-cell office:value-type="float" office:value="10276279">
                <text:p>102762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673696">
                <text:p>12673696</text:p>
              </table:table-cell>
              <table:table-cell office:value-type="float" office:value="10349922">
                <text:p>103499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766145">
                <text:p>12766145</text:p>
              </table:table-cell>
              <table:table-cell office:value-type="float" office:value="10425523">
                <text:p>104255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859000">
                <text:p>12859000</text:p>
              </table:table-cell>
              <table:table-cell office:value-type="float" office:value="10501166">
                <text:p>105011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954619">
                <text:p>12954619</text:p>
              </table:table-cell>
              <table:table-cell office:value-type="float" office:value="10578514">
                <text:p>105785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051844">
                <text:p>13051844</text:p>
              </table:table-cell>
              <table:table-cell office:value-type="float" office:value="10655984">
                <text:p>106559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147678">
                <text:p>13147678</text:p>
              </table:table-cell>
              <table:table-cell office:value-type="float" office:value="10733184">
                <text:p>107331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241837">
                <text:p>13241837</text:p>
              </table:table-cell>
              <table:table-cell office:value-type="float" office:value="10810618">
                <text:p>108106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336436">
                <text:p>13336436</text:p>
              </table:table-cell>
              <table:table-cell office:value-type="float" office:value="10889013">
                <text:p>108890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434128">
                <text:p>13434128</text:p>
              </table:table-cell>
              <table:table-cell office:value-type="float" office:value="10969439">
                <text:p>10969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531951">
                <text:p>13531951</text:p>
              </table:table-cell>
              <table:table-cell office:value-type="float" office:value="11051426">
                <text:p>110514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631916">
                <text:p>13631916</text:p>
              </table:table-cell>
              <table:table-cell office:value-type="float" office:value="11136149">
                <text:p>111361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737097">
                <text:p>13737097</text:p>
              </table:table-cell>
              <table:table-cell office:value-type="float" office:value="11223681">
                <text:p>112236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844409">
                <text:p>13844409</text:p>
              </table:table-cell>
              <table:table-cell office:value-type="float" office:value="11312568">
                <text:p>113125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953476">
                <text:p>13953476</text:p>
              </table:table-cell>
              <table:table-cell office:value-type="float" office:value="11402525">
                <text:p>114025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061275">
                <text:p>14061275</text:p>
              </table:table-cell>
              <table:table-cell office:value-type="float" office:value="11491686">
                <text:p>114916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166763">
                <text:p>14166763</text:p>
              </table:table-cell>
              <table:table-cell office:value-type="float" office:value="11580228">
                <text:p>115802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273112">
                <text:p>14273112</text:p>
              </table:table-cell>
              <table:table-cell office:value-type="float" office:value="11670447">
                <text:p>116704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381997">
                <text:p>14381997</text:p>
              </table:table-cell>
              <table:table-cell office:value-type="float" office:value="11761528">
                <text:p>117615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90578">
                <text:p>14490578</text:p>
              </table:table-cell>
              <table:table-cell office:value-type="float" office:value="11850685">
                <text:p>118506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597482">
                <text:p>14597482</text:p>
              </table:table-cell>
              <table:table-cell office:value-type="float" office:value="11939005">
                <text:p>119390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02009">
                <text:p>14702009</text:p>
              </table:table-cell>
              <table:table-cell office:value-type="float" office:value="12026721">
                <text:p>120267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07093">
                <text:p>14807093</text:p>
              </table:table-cell>
              <table:table-cell office:value-type="float" office:value="12114543">
                <text:p>121145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910637">
                <text:p>14910637</text:p>
              </table:table-cell>
              <table:table-cell office:value-type="float" office:value="12201528">
                <text:p>122015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14355">
                <text:p>15014355</text:p>
              </table:table-cell>
              <table:table-cell office:value-type="float" office:value="12288093">
                <text:p>122880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116868">
                <text:p>15116868</text:p>
              </table:table-cell>
              <table:table-cell office:value-type="float" office:value="12373861">
                <text:p>123738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219347">
                <text:p>15219347</text:p>
              </table:table-cell>
              <table:table-cell office:value-type="float" office:value="12459973">
                <text:p>124599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323136">
                <text:p>15323136</text:p>
              </table:table-cell>
              <table:table-cell office:value-type="float" office:value="12546654">
                <text:p>125466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427253">
                <text:p>15427253</text:p>
              </table:table-cell>
              <table:table-cell office:value-type="float" office:value="12633178">
                <text:p>126331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532033">
                <text:p>15532033</text:p>
              </table:table-cell>
              <table:table-cell office:value-type="float" office:value="12718483">
                <text:p>127184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635622">
                <text:p>15635622</text:p>
              </table:table-cell>
              <table:table-cell office:value-type="float" office:value="12804284">
                <text:p>12804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1cm" svg:y="4.201cm" style:legend-expansion="high" chart:style-name="ch2"/>
        <chart:plot-area chart:style-name="ch3" table:cell-range-address="suivi293004.D1:suivi293004.D135" chart:data-source-has-labels="row" svg:x="0.163cm" svg:y="0.208cm" svg:width="13.381cm" svg:height="8.639cm">
          <chartooo:coordinate-region svg:x="1.525cm" svg:y="0.407cm" svg:width="11.878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uivi293004.D2:suivi293004.D135" chart:label-cell-address="suivi293004.D1:suivi293004.D1" chart:class="chart:line">
            <chart:data-point chart:repeated="1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s</text:p>
                <draw:g>
                  <svg:desc>suivi293004.D1:suivi29300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6">
                <text:p>5246</text:p>
                <draw:g>
                  <svg:desc>suivi293004.D2:suivi293004.D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35">
                <text:p>6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77">
                <text:p>7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27">
                <text:p>8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94">
                <text:p>9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25">
                <text:p>11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16">
                <text:p>12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53">
                <text:p>12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91">
                <text:p>136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74">
                <text:p>145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36">
                <text:p>15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72">
                <text:p>16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97">
                <text:p>17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964">
                <text:p>179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877">
                <text:p>188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544">
                <text:p>20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89">
                <text:p>21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301">
                <text:p>22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42">
                <text:p>22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812">
                <text:p>238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632">
                <text:p>246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440">
                <text:p>254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354">
                <text:p>26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30">
                <text:p>270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863">
                <text:p>27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749">
                <text:p>287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625">
                <text:p>29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398">
                <text:p>30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60">
                <text:p>311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872">
                <text:p>31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711">
                <text:p>32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65">
                <text:p>334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255">
                <text:p>34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097">
                <text:p>350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882">
                <text:p>358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702">
                <text:p>36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475">
                <text:p>37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231">
                <text:p>38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974">
                <text:p>389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673">
                <text:p>396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422">
                <text:p>40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175">
                <text:p>411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883">
                <text:p>418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680">
                <text:p>426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489">
                <text:p>434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371">
                <text:p>443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144">
                <text:p>45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921">
                <text:p>45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767">
                <text:p>467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411">
                <text:p>474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147">
                <text:p>481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961">
                <text:p>489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760">
                <text:p>497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487">
                <text:p>504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153">
                <text:p>511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848">
                <text:p>518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578">
                <text:p>52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319">
                <text:p>533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029">
                <text:p>540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699">
                <text:p>546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337">
                <text:p>553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022">
                <text:p>560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662">
                <text:p>566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26">
                <text:p>573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907">
                <text:p>579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633">
                <text:p>586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425">
                <text:p>594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215">
                <text:p>602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949">
                <text:p>60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649">
                <text:p>616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318">
                <text:p>623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002">
                <text:p>63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715">
                <text:p>637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395">
                <text:p>643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961">
                <text:p>649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5496">
                <text:p>65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128">
                <text:p>661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6833">
                <text:p>668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562">
                <text:p>675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257">
                <text:p>682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931">
                <text:p>689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9519">
                <text:p>695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080">
                <text:p>700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574">
                <text:p>705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235">
                <text:p>712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916">
                <text:p>71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685">
                <text:p>726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468">
                <text:p>734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057">
                <text:p>740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639">
                <text:p>746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111">
                <text:p>751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774">
                <text:p>757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445">
                <text:p>764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100">
                <text:p>77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846">
                <text:p>77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595">
                <text:p>78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308">
                <text:p>793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050">
                <text:p>800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760">
                <text:p>807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1435">
                <text:p>814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167">
                <text:p>821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2802">
                <text:p>828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3519">
                <text:p>835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100">
                <text:p>84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4770">
                <text:p>847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5549">
                <text:p>855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6216">
                <text:p>862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6882">
                <text:p>868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464">
                <text:p>874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087">
                <text:p>880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681">
                <text:p>886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299">
                <text:p>892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0063">
                <text:p>900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0845">
                <text:p>908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1643">
                <text:p>916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2228">
                <text:p>922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2807">
                <text:p>928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3443">
                <text:p>934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4157">
                <text:p>941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4870">
                <text:p>948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5535">
                <text:p>955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6159">
                <text:p>961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6765">
                <text:p>967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7328">
                <text:p>973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7888">
                <text:p>978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8416">
                <text:p>984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9583">
                <text:p>995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201">
                <text:p>1002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872">
                <text:p>1008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1571">
                <text:p>101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